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fo:font-style="italic" style:font-style-asian="italic" style:font-style-complex="italic"/>
    </style:style>
    <style:style style:name="P18" style:parent-style-name="Standard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Separación de funcionalidades</text:p>
      <text:p text:style-name="P2"/>
      <text:p text:style-name="Standard">Conviene programar usando interfaces, de manera que sus implementaciones pueden variar sin modificar el programa que las esté utilizando. Para instanciar<text:s/>estos objetos se utiliza el patrón “Factory”, con lo que se consigue desacoplar el código.</text:p>
      <text:p text:style-name="Standard">Mediante los interfaces “provider” se desacoplan las implementaciones de los distintos módulos del programa, logrando mayor flexibilidad. <text:s/></text:p>
      <text:p text:style-name="Standard"/>
      <text:p text:style-name="Standard">ApplicationContext es una interfaz de Spring que permite instanciar de manera transparente los “beans” que hayan sido declarados, bien en el xml de configuración (app-context.xml), bien mediante anotaciones.</text:p>
      <text:p text:style-name="Standard"/>
      <text:p text:style-name="Standard">IMPORTANTE: Ver los “relative paths” en aplicaciones web Java.</text:p>
      <text:p text:style-name="Standard"/>
      <text:p text:style-name="P3">CURSO<text:s/>DE MIGUEL ÁNGEL</text:p>
      <text:p text:style-name="Standard"/>
      <text:p text:style-name="P4">SPRING:</text:p>
      <text:p text:style-name="P5"/>
      <text:p text:style-name="P6">Anotaciones vistas hasta ahora:</text:p>
      <text:p text:style-name="Standard"/>
      <text:p text:style-name="Standard">- @Component (“beans” de Spring)</text:p>
      <text:p text:style-name="Standard"><text:tab/>@Controller</text:p>
      <text:p text:style-name="Standard"><text:tab/>@ControllerAdvice</text:p>
      <text:p text:style-name="Standard"><text:tab/>@Configuration</text:p>
      <text:p text:style-name="Standard"><?opendocument cursor-position?></text:p>
      <text:p text:style-name="Standard">- @Mapping</text:p>
      <text:p text:style-name="Standard"><text:tab/>@RequestMapping</text:p>
      <text:p text:style-name="Standard"><text:tab/><text:tab/>@GetMapping</text:p>
      <text:p text:style-name="Standard"><text:tab/><text:tab/>@PostMapping</text:p>
      <text:p text:style-name="Standard"/>
      <text:p text:style-name="Standard">- @RequestParam</text:p>
      <text:p text:style-name="Standard"/>
      <text:p text:style-name="Standard">- @PathVariable</text:p>
      <text:p text:style-name="Standard"/>
      <text:p text:style-name="Standard">- @ExceptionHandler</text:p>
      <text:p text:style-name="Standard"/>
      <text:p text:style-name="Standard">-<text:s/>@Autowired</text:p>
      <text:p text:style-name="Standard"/>
      <text:p text:style-name="Standard">- @Qualifier</text:p>
      <text:p text:style-name="Standard"/>
      <text:p text:style-name="P7">Interfaces vistas hasta ahora:</text:p>
      <text:p text:style-name="Standard"/>
      <text:p text:style-name="Standard">- org.springframework.ui.Model</text:p>
      <text:p text:style-name="Standard">- org.springframework.web.servlet.HandlerInterceptor</text:p>
      <text:p text:style-name="Standard">- org.springframework.web.servlet.config.annotation.WebMvcConfigurer</text:p>
      <text:p text:style-name="Standard"/>
      <text:p text:style-name="Standard"/>
      <text:p text:style-name="P8">Clases vistas hasta ahora:</text:p>
      <text:p text:style-name="P9"/>
      <text:p text:style-name="Standard">-<text:s/>org.springframework.web.servlet.ModelAndView</text:p>
      <text:p text:style-name="Standard"/>
      <text:p text:style-name="P10">Clases abstractas vistas hasta ahora:</text:p>
      <text:p text:style-name="P11"/>
      <text:p text:style-name="Standard"><text:span text:style-name="T12">-<text:s/></text:span>org.springframework.web.servlet.handler.HandlerInterceptorAdapter (ver la interfaz HandlerInterceptor)</text:p>
      <text:p text:style-name="Standard">- org.springframework.web.servlet.config.annotation.WebMvcConfigurerAdapter (ver interfaz WebMvcConfigurer)</text:p>
      <text:p text:style-name="Standard"/>
      <text:p text:style-name="Standard"/>
      <text:p text:style-name="Standard"/>
      <text:p text:style-name="P13">SPRING BOOT:</text:p>
      <text:p text:style-name="P14"/>
      <text:p text:style-name="Standard">Por defecto, SpringBoot buscará las páginas de error en “templates/error”.</text:p>
      <text:p text:style-name="Standard"/>
      <text:p text:style-name="P15">THYMELEAF:</text:p>
      <text:p text:style-name="P16"/>
      <text:p text:style-name="Standard">Cuando Thymeleaf analiza un .html, no sabe resolver las rutas en la propiedad “src”. Hay que indicarlas con<text:s/><text:span text:style-name="T17">th:src=”@{/imgs/2.png}”<text:s/></text:span>(Spring busca por defecto los recursos estáticos en la carpeta “static”, de manera que es la ruta base sobre la que trabaja al poner “@{}”).</text:p>
      <text:p text:style-name="Standard"/>
      <text:p text:style-name="P18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uario</meta:initial-creator>
    <dc:creator>usuario</dc:creator>
    <meta:creation-date>2017-02-05T14:19:00Z</meta:creation-date>
    <dc:date>2018-04-16T08:20:00Z</dc:date>
    <meta:template xlink:href="Normal.dotm" xlink:type="simple"/>
    <meta:editing-cycles>1</meta:editing-cycles>
    <meta:editing-duration>PT47460S</meta:editing-duration>
    <meta:document-statistic meta:page-count="2" meta:paragraph-count="3" meta:word-count="288" meta:character-count="1874" meta:row-count="13" meta:non-whitespace-character-count="1589"/>
  </office:meta>
</office:document-meta>
</file>